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8.5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80.9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98.39pt"/>
    </style:style>
    <style:style style:name="co6" style:family="table-column">
      <style:table-column-properties fo:break-before="auto" style:column-width="196.04pt"/>
    </style:style>
    <style:style style:name="co7" style:family="table-column">
      <style:table-column-properties fo:break-before="auto" style:column-width="256.34pt"/>
    </style:style>
    <style:style style:name="co8" style:family="table-column">
      <style:table-column-properties fo:break-before="auto" style:column-width="176.14pt"/>
    </style:style>
    <style:style style:name="co9" style:family="table-column">
      <style:table-column-properties fo:break-before="auto" style:column-width="96.04pt"/>
    </style:style>
    <style:style style:name="co10" style:family="table-column">
      <style:table-column-properties fo:break-before="auto" style:column-width="89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1_20_Unit">
      <style:table-properties table:display="true" style:writing-mode="lr-tb"/>
    </style:style>
    <style:style style:name="ta3" style:family="table" style:master-page-name="PageStyle_5f_2-9_20_Units">
      <style:table-properties table:display="true" style:writing-mode="lr-tb"/>
    </style:style>
    <style:style style:name="ta4" style:family="table" style:master-page-name="PageStyle_5f_10_2b__20_Uni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5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r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DIY Arduino Frugal CO2 Sensor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Bill of Material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CC By-NC Brian &amp; Eric Woo-Shem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Updated: 2022-01-08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Instructions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. Choose the sheet corresponding to the number of units you want to make. The options are 1 unit, 2-9 units, and &gt;= 10 uni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2. Change the number of units in the cell below "Enter number of sensors:" (A17) to match how many you want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3. Price and quantity cells will auto-populat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4. Purchase the number of packages (set of one or more parts sold together) <text:s/>on the vendor websites equal to the "QTY to Purchase" column (J)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Note that most of the other columns are for calculations and can be ignored. 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he "Extra" column shows how many extra parts are left over for that number of sensors.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Note: For certain quantities, it can be less expensive to purchase parts for extra sensors because of bulk discou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/>
          <table:table-cell table:style-name="ce1" table:number-columns-repeated="25"/>
          <table:table-cell table:number-columns-repeated="998"/>
        </table:table-row>
        <table:table-row table:style-name="ro1" table:number-rows-repeated="982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Unit" table:style-name="ta2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0" table:default-cell-style-name="Default"/>
        <table:table-row table:style-name="ro1">
          <table:table-cell table:style-name="ce3" office:value-type="string" calcext:value-type="string">
            <text:p>CO2 Sensor Bill of Materials</text:p>
          </table:table-cell>
          <table:table-cell table:style-name="ce5" office:value-type="string" calcext:value-type="string" table:number-columns-spanned="3" table:number-rows-spanned="1">
            <text:p>Optimized for manufacture of 1 Unit</text:p>
          </table:table-cell>
          <table:covered-table-cell table:number-columns-repeated="2"/>
          <table:table-cell table:style-name="ce7" office:value-type="string" calcext:value-type="string" table:number-columns-spanned="9" table:number-rows-spanned="1">
            <text:p>Prepared by Brian Woo-Shem and Eric Woo-Shem</text:p>
          </table:table-cell>
          <table:covered-table-cell table:number-columns-repeated="8"/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Vendor</text:p>
          </table:table-cell>
          <table:table-cell table:style-name="ce4" office:value-type="string" calcext:value-type="string">
            <text:p>Qty Included</text:p>
          </table:table-cell>
          <table:table-cell table:style-name="ce4" office:value-type="string" calcext:value-type="string">
            <text:p>Qty per Sensor</text:p>
          </table:table-cell>
          <table:table-cell table:style-name="ce4" office:value-type="string" calcext:value-type="string">
            <text:p>Product Cost</text:p>
          </table:table-cell>
          <table:table-cell table:style-name="ce4" office:value-type="string" calcext:value-type="string">
            <text:p>Sensor Cost</text:p>
          </table:table-cell>
          <table:table-cell table:style-name="ce4" office:value-type="string" calcext:value-type="string">
            <text:p>Per Part Cost</text:p>
          </table:table-cell>
          <table:table-cell table:style-name="ce4" office:value-type="string" calcext:value-type="string">
            <text:p>Req?</text:p>
          </table:table-cell>
          <table:table-cell table:style-name="ce4" office:value-type="string" calcext:value-type="string">
            <text:p>#Sens</text:p>
          </table:table-cell>
          <table:table-cell table:style-name="ce10" office:value-type="string" calcext:value-type="string">
            <text:p>QTY to Purchase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Notes</text:p>
          </table:table-cell>
          <table:table-cell table:style-name="ce4" table:number-columns-repeated="18"/>
          <table:table-cell table:number-columns-repeated="993"/>
        </table:table-row>
        <table:table-row table:style-name="ro1">
          <table:table-cell table:style-name="ce1" office:value-type="string" calcext:value-type="string">
            <text:p>Arduino Nano (Generic)</text:p>
          </table:table-cell>
          <table:table-cell table:style-name="ce1" office:value-type="string" calcext:value-type="string">
            <text:p>Ebay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8" office:value-type="float" office:value="6.75" calcext:value-type="float">
            <text:p>$6.75</text:p>
          </table:table-cell>
          <table:table-cell table:style-name="ce8" table:formula="of:=[.E3]/[.C3]*[.D3]" office:value-type="float" office:value="6.75" calcext:value-type="float">
            <text:p>$6.75</text:p>
          </table:table-cell>
          <table:table-cell table:style-name="ce8" table:formula="of:=[.E3]/[.C3]" office:value-type="float" office:value="6.75" calcext:value-type="float">
            <text:p>$6.7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3]/[.D3]" office:value-type="float" office:value="1" calcext:value-type="float">
            <text:p>1</text:p>
          </table:table-cell>
          <table:table-cell table:style-name="ce11" table:formula="of:=QUOTIENT([.$A$17];[.I3])+IF(MOD([.$A$17];[.I3])&gt;0;1;0)" office:value-type="float" office:value="1" calcext:value-type="float">
            <text:p>1</text:p>
          </table:table-cell>
          <table:table-cell table:style-name="ce1" table:formula="of:=[.I3]*[.J3]-[.$A$17]" office:value-type="float" office:value="0" calcext:value-type="float">
            <text:p>0</text:p>
          </table:table-cell>
          <table:table-cell table:style-name="ce12" office:value-type="string" calcext:value-type="string">
            <text:p><text:a xlink:href="http://ebay.com/itm/383962331050" xlink:type="simple">ebay.com/itm/383962331050</text:a></text:p>
          </table:table-cell>
          <table:table-cell table:style-name="ce1" office:value-type="string" calcext:value-type="string">
            <text:p>Microcontroller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1" office:value-type="string" calcext:value-type="string">
            <text:p>Mini Breadboard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4.95" calcext:value-type="float">
            <text:p>$4.95</text:p>
          </table:table-cell>
          <table:table-cell table:style-name="ce8" table:formula="of:=[.E4]/[.C4]*[.D4]" office:value-type="float" office:value="1.65" calcext:value-type="float">
            <text:p>$1.65</text:p>
          </table:table-cell>
          <table:table-cell table:style-name="ce8" table:formula="of:=[.E4]/[.C4]" office:value-type="float" office:value="0.825" calcext:value-type="float">
            <text:p>$0.8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4]/[.D4]" office:value-type="float" office:value="3" calcext:value-type="float">
            <text:p>3</text:p>
          </table:table-cell>
          <table:table-cell table:style-name="ce11" table:formula="of:=QUOTIENT([.$A$17];[.I4])+IF(MOD([.$A$17];[.I4])&gt;0;1;0)" office:value-type="float" office:value="1" calcext:value-type="float">
            <text:p>1</text:p>
          </table:table-cell>
          <table:table-cell table:style-name="ce1" table:formula="of:=[.I4]*[.J4]-[.$A$17]" office:value-type="float" office:value="2" calcext:value-type="float">
            <text:p>2</text:p>
          </table:table-cell>
          <table:table-cell table:style-name="ce12" office:value-type="string" calcext:value-type="string">
            <text:p><text:a xlink:href="http://www.ebay.com/itm/221938873679" xlink:type="simple">www.ebay.com/itm/221938873679</text:a></text:p>
          </table:table-cell>
          <table:table-cell table:style-name="ce1" office:value-type="string" calcext:value-type="string">
            <text:p>Arduino pin base (avoid soldiering)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1" office:value-type="string" calcext:value-type="string">
            <text:p>SCD-30 NDIR CO2 Sensor</text:p>
          </table:table-cell>
          <table:table-cell table:style-name="ce1" office:value-type="string" calcext:value-type="string">
            <text:p>Adafrui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8" office:value-type="float" office:value="58.95" calcext:value-type="float">
            <text:p>$58.95</text:p>
          </table:table-cell>
          <table:table-cell table:style-name="ce8" table:formula="of:=[.E5]/[.C5]*[.D5]" office:value-type="float" office:value="58.95" calcext:value-type="float">
            <text:p>$58.95</text:p>
          </table:table-cell>
          <table:table-cell table:style-name="ce8" table:formula="of:=[.E5]/[.C5]" office:value-type="float" office:value="58.95" calcext:value-type="float">
            <text:p>$58.9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5]/[.D5]" office:value-type="float" office:value="1" calcext:value-type="float">
            <text:p>1</text:p>
          </table:table-cell>
          <table:table-cell table:style-name="ce11" table:formula="of:=QUOTIENT([.$A$17];[.I5])+IF(MOD([.$A$17];[.I5])&gt;0;1;0)" office:value-type="float" office:value="1" calcext:value-type="float">
            <text:p>1</text:p>
          </table:table-cell>
          <table:table-cell table:style-name="ce1" table:formula="of:=[.I5]*[.J5]-[.$A$17]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://www.adafruit.com/product/4867" xlink:type="simple">www.adafruit.com/product/4867</text:a></text:p>
          </table:table-cell>
          <table:table-cell table:style-name="ce1" office:value-type="string" calcext:value-type="string">
            <text:p>Sensor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1" office:value-type="string" calcext:value-type="string">
            <text:p>STEMMA QT Cable Headers for SCD-30</text:p>
          </table:table-cell>
          <table:table-cell table:style-name="ce1" office:value-type="string" calcext:value-type="string">
            <text:p>Adafrui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8" office:value-type="float" office:value="0.95" calcext:value-type="float">
            <text:p>$0.95</text:p>
          </table:table-cell>
          <table:table-cell table:style-name="ce8" table:formula="of:=[.E6]/[.C6]*[.D6]" office:value-type="float" office:value="0.95" calcext:value-type="float">
            <text:p>$0.95</text:p>
          </table:table-cell>
          <table:table-cell table:style-name="ce8" table:formula="of:=[.E6]/[.C6]" office:value-type="float" office:value="0.95" calcext:value-type="float">
            <text:p>$0.9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6]/[.D6]" office:value-type="float" office:value="1" calcext:value-type="float">
            <text:p>1</text:p>
          </table:table-cell>
          <table:table-cell table:style-name="ce11" table:formula="of:=QUOTIENT([.$A$17];[.I6])+IF(MOD([.$A$17];[.I6])&gt;0;1;0)" office:value-type="float" office:value="1" calcext:value-type="float">
            <text:p>1</text:p>
          </table:table-cell>
          <table:table-cell table:style-name="ce1" table:formula="of:=[.I6]*[.J6]-[.$A$17]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://www.adafruit.com/product/4209" xlink:type="simple">www.adafruit.com/product/4209</text:a></text:p>
          </table:table-cell>
          <table:table-cell table:style-name="ce1" office:value-type="string" calcext:value-type="string">
            <text:p>Cable specific to this sensor (avoid soldiering)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1" office:value-type="string" calcext:value-type="string">
            <text:p>Micro SD Card Adapter Module + cables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6.99" calcext:value-type="float">
            <text:p>$6.99</text:p>
          </table:table-cell>
          <table:table-cell table:style-name="ce8" table:formula="of:=[.E7]/[.C7]*[.D7]" office:value-type="float" office:value="2.33" calcext:value-type="float">
            <text:p>$2.33</text:p>
          </table:table-cell>
          <table:table-cell table:style-name="ce8" table:formula="of:=[.E7]/[.C7]" office:value-type="float" office:value="2.33" calcext:value-type="float">
            <text:p>$2.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7]/[.D7]" office:value-type="float" office:value="3" calcext:value-type="float">
            <text:p>3</text:p>
          </table:table-cell>
          <table:table-cell table:style-name="ce11" table:formula="of:=QUOTIENT([.$A$17];[.I7])+IF(MOD([.$A$17];[.I7])&gt;0;1;0)" office:value-type="float" office:value="1" calcext:value-type="float">
            <text:p>1</text:p>
          </table:table-cell>
          <table:table-cell table:style-name="ce1" table:formula="of:=[.I7]*[.J7]-[.$A$17]" office:value-type="float" office:value="2" calcext:value-type="float">
            <text:p>2</text:p>
          </table:table-cell>
          <table:table-cell table:style-name="ce12" office:value-type="string" calcext:value-type="string">
            <text:p><text:a xlink:href="http://amzn.com/B08XPFYBYT" xlink:type="simple">amzn.com/B08XPFYBYT</text:a></text:p>
          </table:table-cell>
          <table:table-cell table:style-name="ce1" office:value-type="string" calcext:value-type="string">
            <text:p>Adapter for card recording sensor data and connects to computer to get logged data</text:p>
          </table:table-cell>
          <table:table-cell table:style-name="ce1" office:value-type="string" calcext:value-type="string">
            <text:p>Note no jumper wires because SD and RTC contain enough for 1 sensor</text:p>
          </table:table-cell>
          <table:table-cell table:style-name="ce1" table:number-columns-repeated="17"/>
          <table:table-cell table:number-columns-repeated="993"/>
        </table:table-row>
        <table:table-row table:style-name="ro1">
          <table:table-cell table:style-name="ce1" office:value-type="string" calcext:value-type="string">
            <text:p>DS3231 Real Time Clock Module + Cables</text:p>
          </table:table-cell>
          <table:table-cell table:style-name="ce1" office:value-type="string" calcext:value-type="string">
            <text:p>Ebay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8" office:value-type="float" office:value="3.09" calcext:value-type="float">
            <text:p>$3.09</text:p>
          </table:table-cell>
          <table:table-cell table:style-name="ce8" table:formula="of:=[.E8]/[.C8]*[.D8]" office:value-type="float" office:value="3.09" calcext:value-type="float">
            <text:p>$3.09</text:p>
          </table:table-cell>
          <table:table-cell table:style-name="ce8" table:formula="of:=[.E8]/[.C8]" office:value-type="float" office:value="3.09" calcext:value-type="float">
            <text:p>$3.0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8]/[.D8]" office:value-type="float" office:value="1" calcext:value-type="float">
            <text:p>1</text:p>
          </table:table-cell>
          <table:table-cell table:style-name="ce11" table:formula="of:=QUOTIENT([.$A$17];[.I8])+IF(MOD([.$A$17];[.I8])&gt;0;1;0)" office:value-type="float" office:value="1" calcext:value-type="float">
            <text:p>1</text:p>
          </table:table-cell>
          <table:table-cell table:style-name="ce1" table:formula="of:=[.I8]*[.J8]-[.$A$17]" office:value-type="float" office:value="0" calcext:value-type="float">
            <text:p>0</text:p>
          </table:table-cell>
          <table:table-cell table:style-name="ce12" office:value-type="string" calcext:value-type="string">
            <text:p><text:a xlink:href="http://www.ebay.com/itm/324345358969" xlink:type="simple">www.ebay.com/itm/324345358969</text:a></text:p>
          </table:table-cell>
          <table:table-cell table:style-name="ce1" office:value-type="string" calcext:value-type="string">
            <text:p>Tracks time to correspond to data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1" office:value-type="string" calcext:value-type="string">
            <text:p>CR2032 Battery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1.98" calcext:value-type="float">
            <text:p>$1.98</text:p>
          </table:table-cell>
          <table:table-cell table:style-name="ce8" table:formula="of:=[.E9]/[.C9]*[.D9]" office:value-type="float" office:value="0.99" calcext:value-type="float">
            <text:p>$0.99</text:p>
          </table:table-cell>
          <table:table-cell table:style-name="ce8" table:formula="of:=[.E9]/[.C9]" office:value-type="float" office:value="0.99" calcext:value-type="float">
            <text:p>$0.9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9]/[.D9]" office:value-type="float" office:value="2" calcext:value-type="float">
            <text:p>2</text:p>
          </table:table-cell>
          <table:table-cell table:style-name="ce11" table:formula="of:=QUOTIENT([.$A$17];[.I9])+IF(MOD([.$A$17];[.I9])&gt;0;1;0)" office:value-type="float" office:value="1" calcext:value-type="float">
            <text:p>1</text:p>
          </table:table-cell>
          <table:table-cell table:style-name="ce1" table:formula="of:=[.I9]*[.J9]-[.$A$17]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://www.ebay.com/itm/282998642500" xlink:type="simple">www.ebay.com/itm/282998642500</text:a></text:p>
          </table:table-cell>
          <table:table-cell table:style-name="ce1" office:value-type="string" calcext:value-type="string">
            <text:p>Power for Real Time Clock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1" office:value-type="string" calcext:value-type="string">
            <text:p>Micro SD Memory Card</text:p>
          </table:table-cell>
          <table:table-cell table:style-name="ce1" office:value-type="string" calcext:value-type="string">
            <text:p>Amazo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8" office:value-type="float" office:value="6.79" calcext:value-type="float">
            <text:p>$6.79</text:p>
          </table:table-cell>
          <table:table-cell table:style-name="ce8" table:formula="of:=[.E10]/[.C10]*[.D10]" office:value-type="float" office:value="6.79" calcext:value-type="float">
            <text:p>$6.79</text:p>
          </table:table-cell>
          <table:table-cell table:style-name="ce8" table:formula="of:=[.E10]/[.C10]" office:value-type="float" office:value="6.79" calcext:value-type="float">
            <text:p>$6.7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10]/[.D10]" office:value-type="float" office:value="1" calcext:value-type="float">
            <text:p>1</text:p>
          </table:table-cell>
          <table:table-cell table:style-name="ce11" table:formula="of:=QUOTIENT([.$A$17];[.I10])+IF(MOD([.$A$17];[.I10])&gt;0;1;0)" office:value-type="float" office:value="1" calcext:value-type="float">
            <text:p>1</text:p>
          </table:table-cell>
          <table:table-cell table:style-name="ce1" table:formula="of:=[.I10]*[.J10]-[.$A$17]" office:value-type="float" office:value="0" calcext:value-type="float">
            <text:p>0</text:p>
          </table:table-cell>
          <table:table-cell table:style-name="ce12" office:value-type="string" calcext:value-type="string">
            <text:p><text:a xlink:href="http://amzn.com/B07SNSXNSX" xlink:type="simple">amzn.com/B07SNSXNSX</text:a></text:p>
          </table:table-cell>
          <table:table-cell table:style-name="ce1" office:value-type="string" calcext:value-type="string">
            <text:p>Records sensor data and connects to computer to get logged data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1" office:value-type="string" calcext:value-type="string">
            <text:p>USB Power Bank Battery 5V</text:p>
          </table:table-cell>
          <table:table-cell table:style-name="ce1" office:value-type="string" calcext:value-type="string">
            <text:p>Ebay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8" office:value-type="float" office:value="2.54" calcext:value-type="float">
            <text:p>$2.54</text:p>
          </table:table-cell>
          <table:table-cell table:style-name="ce8" table:formula="of:=[.E11]/[.C11]*[.D11]" office:value-type="float" office:value="2.54" calcext:value-type="float">
            <text:p>$2.54</text:p>
          </table:table-cell>
          <table:table-cell table:style-name="ce8" table:formula="of:=[.E11]/[.C11]" office:value-type="float" office:value="2.54" calcext:value-type="float">
            <text:p>$2.5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11]/[.D11]" office:value-type="float" office:value="1" calcext:value-type="float">
            <text:p>1</text:p>
          </table:table-cell>
          <table:table-cell table:style-name="ce11" table:formula="of:=QUOTIENT([.$A$17];[.I11])+IF(MOD([.$A$17];[.I11])&gt;0;1;0)" office:value-type="float" office:value="1" calcext:value-type="float">
            <text:p>1</text:p>
          </table:table-cell>
          <table:table-cell table:style-name="ce1" table:formula="of:=[.I11]*[.J11]-[.$A$17]" office:value-type="float" office:value="0" calcext:value-type="float">
            <text:p>0</text:p>
          </table:table-cell>
          <table:table-cell table:style-name="ce12" office:value-type="string" calcext:value-type="string">
            <text:p><text:a xlink:href="http://www.ebay.com/itm/124739332639" xlink:type="simple">www.ebay.com/itm/124739332639</text:a></text:p>
          </table:table-cell>
          <table:table-cell table:style-name="ce1" office:value-type="string" calcext:value-type="string">
            <text:p>Rechargable power supply for Arduino and Sensor, allows for operation without connection to wall socket or computer.</text:p>
          </table:table-cell>
          <table:table-cell table:style-name="ce1" office:value-type="string" calcext:value-type="string">
            <text:p>For faster delivery, we recommend a domestic vendor such as Amazon. The following link is $10.99 each.</text:p>
          </table:table-cell>
          <table:table-cell table:style-name="ce13" office:value-type="string" calcext:value-type="string">
            <text:p><text:a xlink:href="http://amzn.com/B08QHG1SWY" xlink:type="simple">http://amzn.com/B08QHG1SWY</text:a></text:p>
          </table:table-cell>
          <table:table-cell table:style-name="ce1" table:number-columns-repeated="16"/>
          <table:table-cell table:number-columns-repeated="993"/>
        </table:table-row>
        <table:table-row table:style-name="ro1">
          <table:table-cell table:style-name="ce1" office:value-type="string" calcext:value-type="string">
            <text:p>[Optional] 16x2 LCD Display</text:p>
          </table:table-cell>
          <table:table-cell table:style-name="ce1" office:value-type="string" calcext:value-type="string">
            <text:p>Adafruit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8" office:value-type="float" office:value="10.95" calcext:value-type="float">
            <text:p>$10.95</text:p>
          </table:table-cell>
          <table:table-cell table:style-name="ce8" table:formula="of:=[.E12]/[.C12]" office:value-type="float" office:value="10.95" calcext:value-type="float">
            <text:p>$10.9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12]/[.D12]" office:value-type="float" office:value="1" calcext:value-type="float">
            <text:p>1</text:p>
          </table:table-cell>
          <table:table-cell table:style-name="ce11" table:formula="of:=QUOTIENT([.$A$17];[.I12])+IF(MOD([.$A$17];[.I12])&gt;0;1;0)" office:value-type="float" office:value="1" calcext:value-type="float">
            <text:p>1</text:p>
          </table:table-cell>
          <table:table-cell table:style-name="ce1" table:formula="of:=[.I12]*[.J12]-[.$A$17]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://www.adafruit.com/product/1447" xlink:type="simple">www.adafruit.com/product/1447</text:a></text:p>
          </table:table-cell>
          <table:table-cell table:style-name="ce1" office:value-type="string" calcext:value-type="string">
            <text:p>Display to show current reading without connecting to computer. Optional because sensor functions without this part but students may find it helpful to have instant feedback.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1" office:value-type="string" calcext:value-type="string">
            <text:p>Small Box</text:p>
          </table:table-cell>
          <table:table-cell table:style-name="ce1" office:value-type="string" calcext:value-type="string">
            <text:p>DIY / Maker Lab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8" office:value-type="float" office:value="0" calcext:value-type="float">
            <text:p>$0.00</text:p>
          </table:table-cell>
          <table:table-cell table:style-name="ce8" table:formula="of:=[.E13]/[.C13]*[.D13]" office:value-type="float" office:value="0" calcext:value-type="float">
            <text:p>$0.00</text:p>
          </table:table-cell>
          <table:table-cell table:style-name="ce8" table:formula="of:=[.E13]/[.C13]" office:value-type="float" office:value="0" calcext:value-type="float">
            <text:p>$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13]/[.D13]" office:value-type="float" office:value="1" calcext:value-type="float">
            <text:p>1</text:p>
          </table:table-cell>
          <table:table-cell table:style-name="ce11" table:formula="of:=QUOTIENT([.$A$17];[.I13])+IF(MOD([.$A$17];[.I13])&gt;0;1;0)" office:value-type="float" office:value="1" calcext:value-type="float">
            <text:p>1</text:p>
          </table:table-cell>
          <table:table-cell table:style-name="ce1" table:formula="of:=[.I13]*[.J13]-[.$A$17]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Housing to protect sensor and components. 3D print or build out of cardboard. May also cut holes in small (~12*10*4cm) cardboard box. Design may vary.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1" table:number-columns-repeated="31"/>
          <table:table-cell table:number-columns-repeated="993"/>
        </table:table-row>
        <table:table-row table:style-name="ro1">
          <table:table-cell table:style-name="ce1" table:number-columns-repeated="3"/>
          <table:table-cell table:style-name="ce6" office:value-type="string" calcext:value-type="string" table:number-columns-spanned="2" table:number-rows-spanned="1">
            <text:p>Cost Per Sensor</text:p>
          </table:table-cell>
          <table:covered-table-cell/>
          <table:table-cell table:style-name="ce9" table:formula="of:=SUM([.F3:.F13])" office:value-type="float" office:value="94.99" calcext:value-type="float">
            <text:p>$94.99</text:p>
          </table:table-cell>
          <table:table-cell table:style-name="ce4" table:number-columns-repeated="5"/>
          <table:table-cell table:style-name="ce1"/>
          <table:table-cell table:style-name="ce1" office:value-type="string" calcext:value-type="string">
            <text:p>Complete Sensor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4" office:value-type="string" calcext:value-type="string">
            <text:p>ENTER QTY</text:p>
          </table:table-cell>
          <table:table-cell table:style-name="ce1" table:number-columns-repeated="2"/>
          <table:table-cell table:style-name="ce6" office:value-type="string" calcext:value-type="string" table:number-columns-spanned="2" table:number-rows-spanned="1">
            <text:p>Cost of Required Components</text:p>
          </table:table-cell>
          <table:covered-table-cell/>
          <table:table-cell table:style-name="ce9" table:formula="of:=SUMPRODUCT([.F3:.F13]*[.H3:.H13])" office:value-type="float" office:value="81.5" calcext:value-type="float">
            <text:p>$81.50</text:p>
          </table:table-cell>
          <table:table-cell table:style-name="ce9"/>
          <table:table-cell table:style-name="ce1" table:number-columns-repeated="5"/>
          <table:table-cell table:style-name="ce1" office:value-type="string" calcext:value-type="string">
            <text:p>Only the parts needed to get a barebones setup working off of a computer.</text:p>
          </table:table-cell>
          <table:table-cell table:style-name="ce1" table:number-columns-repeated="18"/>
          <table:table-cell table:number-columns-repeated="99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table:number-columns-repeated="30"/>
          <table:table-cell table:number-columns-repeated="993"/>
        </table:table-row>
        <table:table-row table:style-name="ro1">
          <table:table-cell table:style-name="ce1" table:number-columns-repeated="3"/>
          <table:table-cell table:style-name="ce6" office:value-type="string" calcext:value-type="string" table:number-columns-spanned="2" table:number-rows-spanned="1">
            <text:p>Total Cost</text:p>
          </table:table-cell>
          <table:covered-table-cell/>
          <table:table-cell table:style-name="ce9" table:formula="of:=SUMPRODUCT([.E3:.E13];[.J3:.J13])" office:value-type="float" office:value="103.94" calcext:value-type="float">
            <text:p>$103.94</text:p>
          </table:table-cell>
          <table:table-cell table:style-name="ce1" table:number-columns-repeated="25"/>
          <table:table-cell table:number-columns-repeated="993"/>
        </table:table-row>
        <table:table-row table:style-name="ro1">
          <table:table-cell table:style-name="ce1" table:number-columns-repeated="3"/>
          <table:table-cell table:style-name="ce6" office:value-type="string" calcext:value-type="string" table:number-columns-spanned="2" table:number-rows-spanned="1">
            <text:p>Extra Part Value</text:p>
          </table:table-cell>
          <table:covered-table-cell/>
          <table:table-cell table:style-name="ce9" table:formula="of:=SUMPRODUCT([.G3:.G13];[.K3:.K13])" office:value-type="float" office:value="7.3" calcext:value-type="float">
            <text:p>$7.30</text:p>
          </table:table-cell>
          <table:table-cell table:style-name="ce1" table:number-columns-repeated="25"/>
          <table:table-cell table:number-columns-repeated="993"/>
        </table:table-row>
        <table:table-row table:style-name="ro1">
          <table:table-cell table:style-name="ce1" table:number-columns-repeated="31"/>
          <table:table-cell table:number-columns-repeated="993"/>
        </table:table-row>
        <table:table-row table:style-name="ro1" table:number-rows-repeated="980">
          <table:table-cell table:style-name="ce1" table:number-columns-repeated="31"/>
          <table:table-cell table:number-columns-repeated="99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-9 Units" table:style-name="ta3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1" table:default-cell-style-name="Default"/>
        <table:table-row table:style-name="ro1">
          <table:table-cell table:style-name="ce14" office:value-type="string" calcext:value-type="string">
            <text:p>CO2 Sensor Bill of Materials</text:p>
          </table:table-cell>
          <table:table-cell table:style-name="ce17" office:value-type="string" calcext:value-type="string" table:number-columns-spanned="3" table:number-rows-spanned="1">
            <text:p>Optimized for manufacture of 2-9 Units</text:p>
          </table:table-cell>
          <table:covered-table-cell table:number-columns-repeated="2"/>
          <table:table-cell table:style-name="ce19" office:value-type="string" calcext:value-type="string" table:number-columns-spanned="9" table:number-rows-spanned="1">
            <text:p>Prepared by Brian Woo-Shem and Eric Woo-Shem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table:style-name="ce15" office:value-type="string" calcext:value-type="string">
            <text:p>Item</text:p>
          </table:table-cell>
          <table:table-cell table:style-name="ce15" office:value-type="string" calcext:value-type="string">
            <text:p>Vendor</text:p>
          </table:table-cell>
          <table:table-cell table:style-name="ce15" office:value-type="string" calcext:value-type="string">
            <text:p>Qty Included</text:p>
          </table:table-cell>
          <table:table-cell table:style-name="ce15" office:value-type="string" calcext:value-type="string">
            <text:p>Qty per Sensor</text:p>
          </table:table-cell>
          <table:table-cell table:style-name="ce15" office:value-type="string" calcext:value-type="string">
            <text:p>Product Cost</text:p>
          </table:table-cell>
          <table:table-cell table:style-name="ce15" office:value-type="string" calcext:value-type="string">
            <text:p>Sensor Cost</text:p>
          </table:table-cell>
          <table:table-cell table:style-name="ce15" office:value-type="string" calcext:value-type="string">
            <text:p>Per Part Cost</text:p>
          </table:table-cell>
          <table:table-cell table:style-name="ce15" office:value-type="string" calcext:value-type="string">
            <text:p>Req?</text:p>
          </table:table-cell>
          <table:table-cell table:style-name="ce15" office:value-type="string" calcext:value-type="string">
            <text:p>#Sens</text:p>
          </table:table-cell>
          <table:table-cell table:style-name="ce24" office:value-type="string" calcext:value-type="string">
            <text:p>Qty to Purchase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URL</text:p>
          </table:table-cell>
          <table:table-cell table:style-name="ce4" office:value-type="string" calcext:value-type="string">
            <text:p>Notes</text:p>
          </table:table-cell>
          <table:table-cell table:style-name="ce23" table:number-columns-repeated="18"/>
          <table:table-cell table:number-columns-repeated="993"/>
        </table:table-row>
        <table:table-row table:style-name="ro1">
          <table:table-cell table:style-name="ce16" office:value-type="string" calcext:value-type="string">
            <text:p>Arduino Nano (Generic)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6.99" calcext:value-type="float">
            <text:p>$16.99</text:p>
          </table:table-cell>
          <table:table-cell table:style-name="ce21" table:formula="of:=[.E3]/[.C3]*[.D3]" office:value-type="float" office:value="5.66333333333333" calcext:value-type="float">
            <text:p>$5.66</text:p>
          </table:table-cell>
          <table:table-cell table:style-name="ce21" table:formula="of:=[.E3]/[.C3]" office:value-type="float" office:value="5.66333333333333" calcext:value-type="float">
            <text:p>$5.6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3]/[.D3]" office:value-type="float" office:value="3" calcext:value-type="float">
            <text:p>3</text:p>
          </table:table-cell>
          <table:table-cell table:style-name="ce25" table:formula="of:=QUOTIENT([.$A$17];[.I3])+IF(MOD([.$A$17];[.I3])&gt;0;1;0)" office:value-type="float" office:value="3" calcext:value-type="float">
            <text:p>3</text:p>
          </table:table-cell>
          <table:table-cell table:style-name="ce16" table:formula="of:=[.I3]*[.J3]-[.$A$17]" office:value-type="float" office:value="2" calcext:value-type="float">
            <text:p>2</text:p>
          </table:table-cell>
          <table:table-cell table:style-name="ce26" office:value-type="string" calcext:value-type="string">
            <text:p><text:a xlink:href="http://amzn.com/B07G99NNXL" xlink:type="simple">amzn.com/B07G99NNXL</text:a></text:p>
          </table:table-cell>
          <table:table-cell table:style-name="ce1" office:value-type="string" calcext:value-type="string">
            <text:p>Microcontroller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Mini Breadboard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8.05" calcext:value-type="float">
            <text:p>$8.05</text:p>
          </table:table-cell>
          <table:table-cell table:style-name="ce21" table:formula="of:=[.E4]/[.C4]*[.D4]" office:value-type="float" office:value="1.34166666666667" calcext:value-type="float">
            <text:p>$1.34</text:p>
          </table:table-cell>
          <table:table-cell table:style-name="ce21" table:formula="of:=[.E4]/[.C4]" office:value-type="float" office:value="0.670833333333333" calcext:value-type="float">
            <text:p>$0.6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4]/[.D4]" office:value-type="float" office:value="6" calcext:value-type="float">
            <text:p>6</text:p>
          </table:table-cell>
          <table:table-cell table:style-name="ce25" table:formula="of:=QUOTIENT([.$A$17];[.I4])+IF(MOD([.$A$17];[.I4])&gt;0;1;0)" office:value-type="float" office:value="2" calcext:value-type="float">
            <text:p>2</text:p>
          </table:table-cell>
          <table:table-cell table:style-name="ce16" table:formula="of:=[.I4]*[.J4]-[.$A$17]" office:value-type="float" office:value="5" calcext:value-type="float">
            <text:p>5</text:p>
          </table:table-cell>
          <table:table-cell table:style-name="ce26" office:value-type="string" calcext:value-type="string">
            <text:p><text:a xlink:href="http://amzn.com/B08BHRVGMN" xlink:type="simple">amzn.com/B08BHRVGMN</text:a></text:p>
          </table:table-cell>
          <table:table-cell table:style-name="ce1" office:value-type="string" calcext:value-type="string">
            <text:p>Arduino pin base (avoid soldiering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SCD-30 NDIR CO2 Sensor</text:p>
          </table:table-cell>
          <table:table-cell table:style-name="ce16" office:value-type="string" calcext:value-type="string">
            <text:p>Adafruit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office:value-type="float" office:value="58.95" calcext:value-type="float">
            <text:p>$58.95</text:p>
          </table:table-cell>
          <table:table-cell table:style-name="ce21" table:formula="of:=[.E5]/[.C5]*[.D5]" office:value-type="float" office:value="58.95" calcext:value-type="float">
            <text:p>$58.95</text:p>
          </table:table-cell>
          <table:table-cell table:style-name="ce21" table:formula="of:=[.E5]/[.C5]" office:value-type="float" office:value="58.95" calcext:value-type="float">
            <text:p>$58.9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5]/[.D5]" office:value-type="float" office:value="1" calcext:value-type="float">
            <text:p>1</text:p>
          </table:table-cell>
          <table:table-cell table:style-name="ce25" table:formula="of:=QUOTIENT([.$A$17];[.I5])+IF(MOD([.$A$17];[.I5])&gt;0;1;0)" office:value-type="float" office:value="7" calcext:value-type="float">
            <text:p>7</text:p>
          </table:table-cell>
          <table:table-cell table:style-name="ce16" table:formula="of:=[.I5]*[.J5]-[.$A$17]" office:value-type="float" office:value="0" calcext:value-type="float">
            <text:p>0</text:p>
          </table:table-cell>
          <table:table-cell table:style-name="ce27" office:value-type="string" calcext:value-type="string">
            <text:p><text:a xlink:href="http://www.adafruit.com/product/4867" xlink:type="simple">www.adafruit.com/product/4867</text:a></text:p>
          </table:table-cell>
          <table:table-cell table:style-name="ce1" office:value-type="string" calcext:value-type="string">
            <text:p>Sensor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STEMMA QT Cable Headers for SCD-30</text:p>
          </table:table-cell>
          <table:table-cell table:style-name="ce16" office:value-type="string" calcext:value-type="string">
            <text:p>Adafruit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office:value-type="float" office:value="0.95" calcext:value-type="float">
            <text:p>$0.95</text:p>
          </table:table-cell>
          <table:table-cell table:style-name="ce21" table:formula="of:=[.E6]/[.C6]*[.D6]" office:value-type="float" office:value="0.95" calcext:value-type="float">
            <text:p>$0.95</text:p>
          </table:table-cell>
          <table:table-cell table:style-name="ce21" table:formula="of:=[.E6]/[.C6]" office:value-type="float" office:value="0.95" calcext:value-type="float">
            <text:p>$0.9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6]/[.D6]" office:value-type="float" office:value="1" calcext:value-type="float">
            <text:p>1</text:p>
          </table:table-cell>
          <table:table-cell table:style-name="ce25" table:formula="of:=QUOTIENT([.$A$17];[.I6])+IF(MOD([.$A$17];[.I6])&gt;0;1;0)" office:value-type="float" office:value="7" calcext:value-type="float">
            <text:p>7</text:p>
          </table:table-cell>
          <table:table-cell table:style-name="ce16" table:formula="of:=[.I6]*[.J6]-[.$A$17]" office:value-type="float" office:value="0" calcext:value-type="float">
            <text:p>0</text:p>
          </table:table-cell>
          <table:table-cell table:style-name="ce27" office:value-type="string" calcext:value-type="string">
            <text:p><text:a xlink:href="http://www.adafruit.com/product/4209" xlink:type="simple">www.adafruit.com/product/4209</text:a></text:p>
          </table:table-cell>
          <table:table-cell table:style-name="ce1" office:value-type="string" calcext:value-type="string">
            <text:p>Cable specific to this sensor (avoid soldiering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Micro SD Card Adapter Module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6.99" calcext:value-type="float">
            <text:p>$6.99</text:p>
          </table:table-cell>
          <table:table-cell table:style-name="ce21" table:formula="of:=[.E7]/[.C7]*[.D7]" office:value-type="float" office:value="2.33" calcext:value-type="float">
            <text:p>$2.33</text:p>
          </table:table-cell>
          <table:table-cell table:style-name="ce21" table:formula="of:=[.E7]/[.C7]" office:value-type="float" office:value="2.33" calcext:value-type="float">
            <text:p>$2.33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7]/[.D7]" office:value-type="float" office:value="3" calcext:value-type="float">
            <text:p>3</text:p>
          </table:table-cell>
          <table:table-cell table:style-name="ce25" table:formula="of:=QUOTIENT([.$A$17];[.I7])+IF(MOD([.$A$17];[.I7])&gt;0;1;0)" office:value-type="float" office:value="3" calcext:value-type="float">
            <text:p>3</text:p>
          </table:table-cell>
          <table:table-cell table:style-name="ce16" table:formula="of:=[.I7]*[.J7]-[.$A$17]" office:value-type="float" office:value="2" calcext:value-type="float">
            <text:p>2</text:p>
          </table:table-cell>
          <table:table-cell table:style-name="ce26" office:value-type="string" calcext:value-type="string">
            <text:p><text:a xlink:href="http://amzn.com/B08XPFYBYT" xlink:type="simple">amzn.com/B08XPFYBYT</text:a></text:p>
          </table:table-cell>
          <table:table-cell table:style-name="ce1" office:value-type="string" calcext:value-type="string">
            <text:p>Adapter for card recording sensor data and connects to computer to get logged data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S3231 Real Time Clock Module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4.25" calcext:value-type="float">
            <text:p>$14.25</text:p>
          </table:table-cell>
          <table:table-cell table:style-name="ce21" table:formula="of:=[.E8]/[.C8]*[.D8]" office:value-type="float" office:value="2.85" calcext:value-type="float">
            <text:p>$2.85</text:p>
          </table:table-cell>
          <table:table-cell table:style-name="ce21" table:formula="of:=[.E8]/[.C8]" office:value-type="float" office:value="2.85" calcext:value-type="float">
            <text:p>$2.8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8]/[.D8]" office:value-type="float" office:value="5" calcext:value-type="float">
            <text:p>5</text:p>
          </table:table-cell>
          <table:table-cell table:style-name="ce25" table:formula="of:=QUOTIENT([.$A$17];[.I8])+IF(MOD([.$A$17];[.I8])&gt;0;1;0)" office:value-type="float" office:value="2" calcext:value-type="float">
            <text:p>2</text:p>
          </table:table-cell>
          <table:table-cell table:style-name="ce16" table:formula="of:=[.I8]*[.J8]-[.$A$17]" office:value-type="float" office:value="3" calcext:value-type="float">
            <text:p>3</text:p>
          </table:table-cell>
          <table:table-cell table:style-name="ce26" office:value-type="string" calcext:value-type="string">
            <text:p><text:a xlink:href="http://amzn.com/B07XY2STMF" xlink:type="simple">amzn.com/B07XY2STMF</text:a></text:p>
          </table:table-cell>
          <table:table-cell table:style-name="ce1" office:value-type="string" calcext:value-type="string">
            <text:p>Tracks time to correspond to data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Jumper Wires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" calcext:value-type="float">
            <text:p>12</text:p>
          </table:table-cell>
          <table:table-cell table:style-name="ce20" office:value-type="float" office:value="6.98" calcext:value-type="float">
            <text:p>$6.98</text:p>
          </table:table-cell>
          <table:table-cell table:style-name="ce21" table:formula="of:=[.E9]/[.C9]*[.D9]" office:value-type="float" office:value="0.698" calcext:value-type="float">
            <text:p>$0.70</text:p>
          </table:table-cell>
          <table:table-cell table:style-name="ce21" table:formula="of:=[.E9]/[.C9]" office:value-type="float" office:value="0.0581666666666667" calcext:value-type="float">
            <text:p>$0.0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9]/[.D9]" office:value-type="float" office:value="10" calcext:value-type="float">
            <text:p>10</text:p>
          </table:table-cell>
          <table:table-cell table:style-name="ce25" table:formula="of:=QUOTIENT([.$A$17];[.I9])+IF(MOD([.$A$17];[.I9])&gt;0;1;0)" office:value-type="float" office:value="1" calcext:value-type="float">
            <text:p>1</text:p>
          </table:table-cell>
          <table:table-cell table:style-name="ce16" table:formula="of:=[.I9]*[.J9]-[.$A$17]" office:value-type="float" office:value="3" calcext:value-type="float">
            <text:p>3</text:p>
          </table:table-cell>
          <table:table-cell table:style-name="ce26" office:value-type="string" calcext:value-type="string">
            <text:p><text:a xlink:href="http://amzn.com/B01EV70C78" xlink:type="simple">amzn.com/B01EV70C78</text:a></text:p>
          </table:table-cell>
          <table:table-cell table:style-name="ce1" office:value-type="string" calcext:value-type="string">
            <text:p>Electrical connections; avoid soldiering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CR2032 Battery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.99" calcext:value-type="float">
            <text:p>$5.99</text:p>
          </table:table-cell>
          <table:table-cell table:style-name="ce21" table:formula="of:=[.E10]/[.C10]*[.D10]" office:value-type="float" office:value="0.2995" calcext:value-type="float">
            <text:p>$0.30</text:p>
          </table:table-cell>
          <table:table-cell table:style-name="ce21" table:formula="of:=[.E10]/[.C10]" office:value-type="float" office:value="0.2995" calcext:value-type="float">
            <text:p>$0.3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10]/[.D10]" office:value-type="float" office:value="20" calcext:value-type="float">
            <text:p>20</text:p>
          </table:table-cell>
          <table:table-cell table:style-name="ce25" table:formula="of:=QUOTIENT([.$A$17];[.I10])+IF(MOD([.$A$17];[.I10])&gt;0;1;0)" office:value-type="float" office:value="1" calcext:value-type="float">
            <text:p>1</text:p>
          </table:table-cell>
          <table:table-cell table:style-name="ce16" table:formula="of:=[.I10]*[.J10]-[.$A$17]" office:value-type="float" office:value="13" calcext:value-type="float">
            <text:p>13</text:p>
          </table:table-cell>
          <table:table-cell table:style-name="ce26" office:value-type="string" calcext:value-type="string">
            <text:p><text:a xlink:href="http://amzn.com/B01G1DRQF6" xlink:type="simple">amzn.com/B01G1DRQF6</text:a></text:p>
          </table:table-cell>
          <table:table-cell table:style-name="ce1" office:value-type="string" calcext:value-type="string">
            <text:p>Power for Real Time Clock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Micro SD Memory Card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5" calcext:value-type="float">
            <text:p>$15.00</text:p>
          </table:table-cell>
          <table:table-cell table:style-name="ce21" table:formula="of:=[.E11]/[.C11]*[.D11]" office:value-type="float" office:value="3" calcext:value-type="float">
            <text:p>$3.00</text:p>
          </table:table-cell>
          <table:table-cell table:style-name="ce21" table:formula="of:=[.E11]/[.C11]" office:value-type="float" office:value="3" calcext:value-type="float">
            <text:p>$3.0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11]/[.D11]" office:value-type="float" office:value="5" calcext:value-type="float">
            <text:p>5</text:p>
          </table:table-cell>
          <table:table-cell table:style-name="ce25" table:formula="of:=QUOTIENT([.$A$17];[.I11])+IF(MOD([.$A$17];[.I11])&gt;0;1;0)" office:value-type="float" office:value="2" calcext:value-type="float">
            <text:p>2</text:p>
          </table:table-cell>
          <table:table-cell table:style-name="ce16" table:formula="of:=[.I11]*[.J11]-[.$A$17]" office:value-type="float" office:value="3" calcext:value-type="float">
            <text:p>3</text:p>
          </table:table-cell>
          <table:table-cell table:style-name="ce26" office:value-type="string" calcext:value-type="string">
            <text:p><text:a xlink:href="http://amzn.com/B08KSSX9PH" xlink:type="simple">amzn.com/B08KSSX9PH</text:a></text:p>
          </table:table-cell>
          <table:table-cell table:style-name="ce1" office:value-type="string" calcext:value-type="string">
            <text:p>Records sensor data and connects to computer to get logged data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USB Power Bank Battery 5V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3.99" calcext:value-type="float">
            <text:p>$13.99</text:p>
          </table:table-cell>
          <table:table-cell table:style-name="ce21" table:formula="of:=[.E12]/[.C12]*[.D12]" office:value-type="float" office:value="6.995" calcext:value-type="float">
            <text:p>$7.00</text:p>
          </table:table-cell>
          <table:table-cell table:style-name="ce21" table:formula="of:=[.E12]/[.C12]" office:value-type="float" office:value="6.995" calcext:value-type="float">
            <text:p>$7.0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.C12]/[.D12]" office:value-type="float" office:value="2" calcext:value-type="float">
            <text:p>2</text:p>
          </table:table-cell>
          <table:table-cell table:style-name="ce25" table:formula="of:=QUOTIENT([.$A$17];[.I12])+IF(MOD([.$A$17];[.I12])&gt;0;1;0)" office:value-type="float" office:value="4" calcext:value-type="float">
            <text:p>4</text:p>
          </table:table-cell>
          <table:table-cell table:style-name="ce16" table:formula="of:=[.I12]*[.J12]-[.$A$17]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http://amzn.com/B08T8TDS8S" xlink:type="simple">amzn.com/B08T8TDS8S</text:a></text:p>
          </table:table-cell>
          <table:table-cell table:style-name="ce1" office:value-type="string" calcext:value-type="string">
            <text:p>Rechargable power supply for Arduino and Sensor, allows for operation without connection to wall socket or computer.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[Optional] 16x2 LCD Display</text:p>
          </table:table-cell>
          <table:table-cell table:style-name="ce16" office:value-type="string" calcext:value-type="string">
            <text:p>Adafruit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20" office:value-type="float" office:value="10.95" calcext:value-type="float">
            <text:p>$10.95</text:p>
          </table:table-cell>
          <table:table-cell table:style-name="ce21" table:formula="of:=[.E13]/[.C13]" office:value-type="float" office:value="10.95" calcext:value-type="float">
            <text:p>$10.95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.C13]/[.D13]" office:value-type="float" office:value="1" calcext:value-type="float">
            <text:p>1</text:p>
          </table:table-cell>
          <table:table-cell table:style-name="ce25" table:formula="of:=QUOTIENT([.$A$17];[.I13])+IF(MOD([.$A$17];[.I13])&gt;0;1;0)" office:value-type="float" office:value="7" calcext:value-type="float">
            <text:p>7</text:p>
          </table:table-cell>
          <table:table-cell table:style-name="ce16" table:formula="of:=[.I13]*[.J13]-[.$A$17]" office:value-type="float" office:value="0" calcext:value-type="float">
            <text:p>0</text:p>
          </table:table-cell>
          <table:table-cell table:style-name="ce27" office:value-type="string" calcext:value-type="string">
            <text:p><text:a xlink:href="http://www.adafruit.com/product/1447" xlink:type="simple">www.adafruit.com/product/1447</text:a></text:p>
          </table:table-cell>
          <table:table-cell table:style-name="ce1" office:value-type="string" calcext:value-type="string">
            <text:p>Display to show current reading without connecting to computer. Optional because sensor functions without this part but students may find it helpful to have instant feedback.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Small Box</text:p>
          </table:table-cell>
          <table:table-cell table:style-name="ce16" office:value-type="string" calcext:value-type="string">
            <text:p>DIY / Maker Lab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$0.00</text:p>
          </table:table-cell>
          <table:table-cell table:style-name="ce21" table:formula="of:=[.E14]/[.C14]*[.D14]" office:value-type="float" office:value="0" calcext:value-type="float">
            <text:p>$0.00</text:p>
          </table:table-cell>
          <table:table-cell table:style-name="ce21" table:formula="of:=[.E14]/[.C14]" office:value-type="float" office:value="0" calcext:value-type="float">
            <text:p>$0.0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.C14]/[.D14]" office:value-type="float" office:value="1" calcext:value-type="float">
            <text:p>1</text:p>
          </table:table-cell>
          <table:table-cell table:style-name="ce25" table:formula="of:=QUOTIENT([.$A$17];[.I14])+IF(MOD([.$A$17];[.I14])&gt;0;1;0)" office:value-type="float" office:value="7" calcext:value-type="float">
            <text:p>7</text:p>
          </table:table-cell>
          <table:table-cell table:style-name="ce16" table:formula="of:=[.I14]*[.J14]-[.$A$17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Housing to protect sensor and components. 3D print or build out of cardboard. May also cut holes in small (~12*10*4cm) cardboard box. Design may vary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1">
          <table:table-cell table:style-name="ce15" office:value-type="string" calcext:value-type="string">
            <text:p>ENTER QTY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Cost Per Sensor</text:p>
          </table:table-cell>
          <table:covered-table-cell/>
          <table:table-cell table:style-name="ce22" table:formula="of:=SUM([.F3:.F14])" office:value-type="float" office:value="94.0275" calcext:value-type="float">
            <text:p>$94.03</text:p>
          </table:table-cell>
          <table:table-cell table:style-name="ce23" table:number-columns-repeated="5"/>
          <table:table-cell/>
          <table:table-cell table:style-name="ce1" office:value-type="string" calcext:value-type="string">
            <text:p>Complete Sensor</text:p>
          </table:table-cell>
          <table:table-cell table:number-columns-repeated="1011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Cost of Required Components</text:p>
          </table:table-cell>
          <table:covered-table-cell/>
          <table:table-cell table:style-name="ce22" table:formula="of:=SUMPRODUCT([.F3:.F14]*[.H3:.H14])" office:value-type="float" office:value="76.0825" calcext:value-type="float">
            <text:p>$76.08</text:p>
          </table:table-cell>
          <table:table-cell table:style-name="ce22"/>
          <table:table-cell table:number-columns-repeated="5"/>
          <table:table-cell table:style-name="ce1" office:value-type="string" calcext:value-type="string">
            <text:p>Only the parts needed to get a barebones setup working off of a computer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2" table:number-rows-spanned="1">
            <text:p>Total Cost</text:p>
          </table:table-cell>
          <table:covered-table-cell/>
          <table:table-cell table:style-name="ce22" table:formula="of:=SUMPRODUCT([.E3:.E14];[.J3:.J14])" office:value-type="float" office:value="711.42" calcext:value-type="float">
            <text:p>$711.42</text:p>
          </table:table-cell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2" table:number-rows-spanned="1">
            <text:p>Extra Part Value</text:p>
          </table:table-cell>
          <table:covered-table-cell/>
          <table:table-cell table:style-name="ce22" table:formula="of:=SUMPRODUCT([.G3:.G14];[.K3:.K14])" office:value-type="float" office:value="47.95383333" calcext:value-type="float">
            <text:p>$47.95</text:p>
          </table:table-cell>
          <table:table-cell table:number-columns-repeated="6"/>
          <table:table-cell table:style-name="ce1"/>
          <table:table-cell table:number-columns-repeated="1011"/>
        </table:table-row>
        <table:table-row table:style-name="ro1" table:number-rows-repeated="981">
          <table:table-cell table:number-columns-repeated="12"/>
          <table:table-cell table:style-name="ce1"/>
          <table:table-cell table:number-columns-repeated="101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+ Units" table:style-name="ta4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1" table:default-cell-style-name="Default"/>
        <table:table-row table:style-name="ro1">
          <table:table-cell table:style-name="ce14" office:value-type="string" calcext:value-type="string">
            <text:p>CO2 Sensor Bill of Materials</text:p>
          </table:table-cell>
          <table:table-cell table:style-name="ce17" office:value-type="string" calcext:value-type="string" table:number-columns-spanned="3" table:number-rows-spanned="1">
            <text:p>Optimized for manufacture of 10+ Units</text:p>
          </table:table-cell>
          <table:covered-table-cell table:number-columns-repeated="2"/>
          <table:table-cell table:style-name="ce19" office:value-type="string" calcext:value-type="string" table:number-columns-spanned="9" table:number-rows-spanned="1">
            <text:p>Prepared by Brian Woo-Shem and Eric Woo-Shem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table:style-name="ce15" office:value-type="string" calcext:value-type="string">
            <text:p>Item</text:p>
          </table:table-cell>
          <table:table-cell table:style-name="ce15" office:value-type="string" calcext:value-type="string">
            <text:p>Vendor</text:p>
          </table:table-cell>
          <table:table-cell table:style-name="ce15" office:value-type="string" calcext:value-type="string">
            <office:annotation draw:style-name="gr1" draw:text-style-name="P2" svg:width="320.6pt" svg:height="42.75pt" svg:x="352.49pt" svg:y="39pt" draw:caption-point-x="-11.54pt" draw:caption-point-y="-22.99pt">
              <dc:date>2022-01-08T00:00:00</dc:date>
              <text:p text:style-name="P1">How many of each component per "package"</text:p>
              <text:p text:style-name="P1"><text:tab/>-Brian Woo-Shem</text:p>
            </office:annotation>
            <text:p>Qty Included</text:p>
          </table:table-cell>
          <table:table-cell table:style-name="ce15" office:value-type="string" calcext:value-type="string">
            <office:annotation draw:style-name="gr1" draw:text-style-name="P2" svg:width="276.94pt" svg:height="42.75pt" svg:x="432.65pt" svg:y="39pt" draw:caption-point-x="-11.54pt" draw:caption-point-y="-22.99pt">
              <dc:date>2022-01-08T00:00:00</dc:date>
              <text:p text:style-name="P1">Quantity of each part required to build one sensor</text:p>
              <text:p text:style-name="P1"><text:tab/>-Brian Woo-Shem</text:p>
            </office:annotation>
            <text:p>Qty per Sensor</text:p>
          </table:table-cell>
          <table:table-cell table:style-name="ce15" office:value-type="string" calcext:value-type="string">
            <office:annotation draw:style-name="gr1" draw:text-style-name="P2" svg:width="233.29pt" svg:height="42.75pt" svg:x="512.79pt" svg:y="39pt" draw:caption-point-x="-11.54pt" draw:caption-point-y="-22.99pt">
              <dc:date>2022-01-08T00:00:00</dc:date>
              <text:p text:style-name="P1">Cost of one package</text:p>
              <text:p text:style-name="P1"><text:tab/>-Brian Woo-Shem</text:p>
            </office:annotation>
            <text:p>Product Cost</text:p>
          </table:table-cell>
          <table:table-cell table:style-name="ce15" office:value-type="string" calcext:value-type="string">
            <office:annotation draw:style-name="gr1" draw:text-style-name="P2" svg:width="242.79pt" svg:height="42.75pt" svg:x="592.95pt" svg:y="39pt" draw:caption-point-x="-11.54pt" draw:caption-point-y="-22.99pt">
              <dc:date>2022-01-08T00:00:00</dc:date>
              <text:p text:style-name="P1">Cost of each component per sensor</text:p>
              <text:p text:style-name="P1"><text:tab/>-Brian Woo-Shem</text:p>
            </office:annotation>
            <text:p>Sensor Cost</text:p>
          </table:table-cell>
          <table:table-cell table:style-name="ce15" office:value-type="string" calcext:value-type="string">
            <text:p>Per Part Cost</text:p>
          </table:table-cell>
          <table:table-cell table:style-name="ce15" office:value-type="string" calcext:value-type="string">
            <text:p>Req?</text:p>
          </table:table-cell>
          <table:table-cell table:style-name="ce15" office:value-type="string" calcext:value-type="string">
            <office:annotation draw:style-name="gr1" draw:text-style-name="P2" svg:width="578.55pt" svg:height="42.75pt" svg:x="746.08pt" svg:y="39pt" draw:caption-point-x="-11.54pt" draw:caption-point-y="-22.99pt">
              <dc:date>2022-01-08T00:00:00</dc:date>
              <text:p text:style-name="P1">Number of sensors that can be built per item purchased</text:p>
              <text:p text:style-name="P1"><text:tab/>-Brian Woo-Shem</text:p>
            </office:annotation>
            <text:p>#Sens</text:p>
          </table:table-cell>
          <table:table-cell table:style-name="ce24" office:value-type="string" calcext:value-type="string">
            <office:annotation draw:style-name="gr2" draw:text-style-name="P2" svg:width="569.06pt" svg:height="105.73pt" svg:x="835.74pt" svg:y="39pt" draw:caption-point-x="-11.54pt" draw:caption-point-y="-22.99pt">
              <dc:date>2022-01-08T00:00:00</dc:date>
              <text:p text:style-name="P1">This is how many "packages" of this item to purchase on the vendor website. There may be multiple sensors worth of parts per "package".</text:p>
              <text:p text:style-name="P1"><text:tab/>-Brian Woo-Shem</text:p>
              <text:p text:style-name="P1">_Marked as resolved_</text:p>
              <text:p text:style-name="P1"><text:tab/>-Brian Woo-Shem</text:p>
              <text:p text:style-name="P1">_Re-opened_</text:p>
              <text:p text:style-name="P1"><text:tab/>-Brian Woo-Shem</text:p>
            </office:annotation>
            <text:p>QTY to Purchase</text:p>
          </table:table-cell>
          <table:table-cell table:style-name="ce15" office:value-type="string" calcext:value-type="string">
            <office:annotation draw:style-name="gr1" draw:text-style-name="P2" svg:width="612.68pt" svg:height="42.75pt" svg:x="872.25pt" svg:y="39pt" draw:caption-point-x="-11.54pt" draw:caption-point-y="-22.99pt">
              <dc:date>2022-01-08T00:00:00</dc:date>
              <text:p text:style-name="P1">How many extra parts left over</text:p>
              <text:p text:style-name="P1"><text:tab/>-Brian Woo-Shem</text:p>
            </office:annotation>
            <text:p>Extra</text:p>
          </table:table-cell>
          <table:table-cell table:style-name="ce15" office:value-type="string" calcext:value-type="string">
            <text:p>URL</text:p>
          </table:table-cell>
          <table:table-cell table:style-name="ce4" office:value-type="string" calcext:value-type="string">
            <text:p>Notes</text:p>
          </table:table-cell>
          <table:table-cell table:style-name="ce23" table:number-columns-repeated="18"/>
          <table:table-cell table:number-columns-repeated="993"/>
        </table:table-row>
        <table:table-row table:style-name="ro1">
          <table:table-cell table:style-name="ce16" office:value-type="string" calcext:value-type="string">
            <text:p>Arduino Nano (Generic)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6.99" calcext:value-type="float">
            <text:p>$16.99</text:p>
          </table:table-cell>
          <table:table-cell table:style-name="ce21" table:formula="of:=[.E3]/[.C3]*[.D3]" office:value-type="float" office:value="5.66333333333333" calcext:value-type="float">
            <text:p>$5.66</text:p>
          </table:table-cell>
          <table:table-cell table:style-name="ce21" table:formula="of:=[.E3]/[.C3]" office:value-type="float" office:value="5.66333333333333" calcext:value-type="float">
            <text:p>$5.6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3]/[.D3]" office:value-type="float" office:value="3" calcext:value-type="float">
            <text:p>3</text:p>
          </table:table-cell>
          <table:table-cell table:style-name="ce25" table:formula="of:=QUOTIENT([.$A$17];[.I3])+IF(MOD([.$A$17];[.I3])&gt;0;1;0)" office:value-type="float" office:value="4" calcext:value-type="float">
            <text:p>4</text:p>
          </table:table-cell>
          <table:table-cell table:style-name="ce16" table:formula="of:=[.I3]*[.J3]-[.$A$17]" office:value-type="float" office:value="2" calcext:value-type="float">
            <text:p>2</text:p>
          </table:table-cell>
          <table:table-cell table:style-name="ce26" office:value-type="string" calcext:value-type="string">
            <text:p><text:a xlink:href="http://amzn.com/B07G99NNXL" xlink:type="simple">amzn.com/B07G99NNXL</text:a></text:p>
          </table:table-cell>
          <table:table-cell table:style-name="ce1" office:value-type="string" calcext:value-type="string">
            <text:p>Microcontroller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Mini Breadboard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8.05" calcext:value-type="float">
            <text:p>$8.05</text:p>
          </table:table-cell>
          <table:table-cell table:style-name="ce21" table:formula="of:=[.E4]/[.C4]*[.D4]" office:value-type="float" office:value="1.34166666666667" calcext:value-type="float">
            <text:p>$1.34</text:p>
          </table:table-cell>
          <table:table-cell table:style-name="ce21" table:formula="of:=[.E4]/[.C4]" office:value-type="float" office:value="0.670833333333333" calcext:value-type="float">
            <text:p>$0.6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4]/[.D4]" office:value-type="float" office:value="6" calcext:value-type="float">
            <text:p>6</text:p>
          </table:table-cell>
          <table:table-cell table:style-name="ce25" table:formula="of:=QUOTIENT([.$A$17];[.I4])+IF(MOD([.$A$17];[.I4])&gt;0;1;0)" office:value-type="float" office:value="2" calcext:value-type="float">
            <text:p>2</text:p>
          </table:table-cell>
          <table:table-cell table:style-name="ce16" table:formula="of:=[.I4]*[.J4]-[.$A$17]" office:value-type="float" office:value="2" calcext:value-type="float">
            <text:p>2</text:p>
          </table:table-cell>
          <table:table-cell table:style-name="ce26" office:value-type="string" calcext:value-type="string">
            <text:p><text:a xlink:href="http://amzn.com/B08BHRVGMN" xlink:type="simple">amzn.com/B08BHRVGMN</text:a></text:p>
          </table:table-cell>
          <table:table-cell table:style-name="ce1" office:value-type="string" calcext:value-type="string">
            <text:p>Arduino pin base (avoid soldiering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SCD-30 NDIR CO2 Sensor</text:p>
          </table:table-cell>
          <table:table-cell table:style-name="ce16" office:value-type="string" calcext:value-type="string">
            <text:p>Adafruit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table:formula="of:=53.06" office:value-type="float" office:value="53.06" calcext:value-type="float">
            <text:p>$53.06</text:p>
          </table:table-cell>
          <table:table-cell table:style-name="ce21" table:formula="of:=[.E5]/[.C5]*[.D5]" office:value-type="float" office:value="53.06" calcext:value-type="float">
            <text:p>$53.06</text:p>
          </table:table-cell>
          <table:table-cell table:style-name="ce21" table:formula="of:=[.E5]/[.C5]" office:value-type="float" office:value="53.06" calcext:value-type="float">
            <text:p>$53.0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5]/[.D5]" office:value-type="float" office:value="1" calcext:value-type="float">
            <text:p>1</text:p>
          </table:table-cell>
          <table:table-cell table:style-name="ce25" table:formula="of:=QUOTIENT([.$A$17];[.I5])+IF(MOD([.$A$17];[.I5])&gt;0;1;0)" office:value-type="float" office:value="10" calcext:value-type="float">
            <text:p>10</text:p>
          </table:table-cell>
          <table:table-cell table:style-name="ce16" table:formula="of:=[.I5]*[.J5]-[.$A$17]" office:value-type="float" office:value="0" calcext:value-type="float">
            <text:p>0</text:p>
          </table:table-cell>
          <table:table-cell table:style-name="ce27" office:value-type="string" calcext:value-type="string">
            <text:p><text:a xlink:href="http://www.adafruit.com/product/4867" xlink:type="simple">www.adafruit.com/product/4867</text:a></text:p>
          </table:table-cell>
          <table:table-cell table:style-name="ce1" office:value-type="string" calcext:value-type="string">
            <text:p>Sensor - Bulk discount of $53.06 per unit for 10-99 units, and $47.16 for 100+ units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STEMMA QT Cable Headers for SCD-30</text:p>
          </table:table-cell>
          <table:table-cell table:style-name="ce16" office:value-type="string" calcext:value-type="string">
            <text:p>Adafruit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table:formula="of:=0.86" office:value-type="float" office:value="0.86" calcext:value-type="float">
            <text:p>$0.86</text:p>
          </table:table-cell>
          <table:table-cell table:style-name="ce21" table:formula="of:=[.E6]/[.C6]*[.D6]" office:value-type="float" office:value="0.86" calcext:value-type="float">
            <text:p>$0.86</text:p>
          </table:table-cell>
          <table:table-cell table:style-name="ce21" table:formula="of:=[.E6]/[.C6]" office:value-type="float" office:value="0.86" calcext:value-type="float">
            <text:p>$0.8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6]/[.D6]" office:value-type="float" office:value="1" calcext:value-type="float">
            <text:p>1</text:p>
          </table:table-cell>
          <table:table-cell table:style-name="ce25" table:formula="of:=QUOTIENT([.$A$17];[.I6])+IF(MOD([.$A$17];[.I6])&gt;0;1;0)" office:value-type="float" office:value="10" calcext:value-type="float">
            <text:p>10</text:p>
          </table:table-cell>
          <table:table-cell table:style-name="ce16" table:formula="of:=[.I6]*[.J6]-[.$A$17]" office:value-type="float" office:value="0" calcext:value-type="float">
            <text:p>0</text:p>
          </table:table-cell>
          <table:table-cell table:style-name="ce27" office:value-type="string" calcext:value-type="string">
            <text:p><text:a xlink:href="http://www.adafruit.com/product/4209" xlink:type="simple">www.adafruit.com/product/4209</text:a></text:p>
          </table:table-cell>
          <table:table-cell table:style-name="ce1" office:value-type="string" calcext:value-type="string">
            <text:p>Cable specific to this sensor (avoid soldiering) - Bulk discount of $0.86 per unit for 10-99 units, and $0.76 for 100+ units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Micro SD Card Adapter Module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6.99" calcext:value-type="float">
            <text:p>$6.99</text:p>
          </table:table-cell>
          <table:table-cell table:style-name="ce21" table:formula="of:=[.E7]/[.C7]*[.D7]" office:value-type="float" office:value="2.33" calcext:value-type="float">
            <text:p>$2.33</text:p>
          </table:table-cell>
          <table:table-cell table:style-name="ce21" table:formula="of:=[.E7]/[.C7]" office:value-type="float" office:value="2.33" calcext:value-type="float">
            <text:p>$2.33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7]/[.D7]" office:value-type="float" office:value="3" calcext:value-type="float">
            <text:p>3</text:p>
          </table:table-cell>
          <table:table-cell table:style-name="ce25" table:formula="of:=QUOTIENT([.$A$17];[.I7])+IF(MOD([.$A$17];[.I7])&gt;0;1;0)" office:value-type="float" office:value="4" calcext:value-type="float">
            <text:p>4</text:p>
          </table:table-cell>
          <table:table-cell table:style-name="ce16" table:formula="of:=[.I7]*[.J7]-[.$A$17]" office:value-type="float" office:value="2" calcext:value-type="float">
            <text:p>2</text:p>
          </table:table-cell>
          <table:table-cell table:style-name="ce26" office:value-type="string" calcext:value-type="string">
            <text:p><text:a xlink:href="http://amzn.com/B08XPFYBYT" xlink:type="simple">amzn.com/B08XPFYBYT</text:a></text:p>
          </table:table-cell>
          <table:table-cell table:style-name="ce1" office:value-type="string" calcext:value-type="string">
            <text:p>Adapter for card recording sensor data and connects to computer to get logged data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S3231 Real Time Clock Module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4.25" calcext:value-type="float">
            <text:p>$14.25</text:p>
          </table:table-cell>
          <table:table-cell table:style-name="ce21" table:formula="of:=[.E8]/[.C8]*[.D8]" office:value-type="float" office:value="2.85" calcext:value-type="float">
            <text:p>$2.85</text:p>
          </table:table-cell>
          <table:table-cell table:style-name="ce21" table:formula="of:=[.E8]/[.C8]" office:value-type="float" office:value="2.85" calcext:value-type="float">
            <text:p>$2.8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8]/[.D8]" office:value-type="float" office:value="5" calcext:value-type="float">
            <text:p>5</text:p>
          </table:table-cell>
          <table:table-cell table:style-name="ce25" table:formula="of:=QUOTIENT([.$A$17];[.I8])+IF(MOD([.$A$17];[.I8])&gt;0;1;0)" office:value-type="float" office:value="2" calcext:value-type="float">
            <text:p>2</text:p>
          </table:table-cell>
          <table:table-cell table:style-name="ce16" table:formula="of:=[.I8]*[.J8]-[.$A$17]" office:value-type="float" office:value="0" calcext:value-type="float">
            <text:p>0</text:p>
          </table:table-cell>
          <table:table-cell table:style-name="ce26" office:value-type="string" calcext:value-type="string">
            <text:p><text:a xlink:href="http://amzn.com/B07XY2STMF" xlink:type="simple">amzn.com/B07XY2STMF</text:a></text:p>
          </table:table-cell>
          <table:table-cell table:style-name="ce1" office:value-type="string" calcext:value-type="string">
            <text:p>Tracks time to correspond to data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Jumper Wires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20" calcext:value-type="float">
            <text:p>20</text:p>
          </table:table-cell>
          <table:table-cell table:style-name="ce20" office:value-type="float" office:value="6.98" calcext:value-type="float">
            <text:p>$6.98</text:p>
          </table:table-cell>
          <table:table-cell table:style-name="ce21" table:formula="of:=[.E9]/[.C9]*[.D9]" office:value-type="float" office:value="1.16333333333333" calcext:value-type="float">
            <text:p>$1.16</text:p>
          </table:table-cell>
          <table:table-cell table:style-name="ce21" table:formula="of:=[.E9]/[.C9]" office:value-type="float" office:value="0.0581666666666667" calcext:value-type="float">
            <text:p>$0.0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9]/[.D9]" office:value-type="float" office:value="6" calcext:value-type="float">
            <text:p>6</text:p>
          </table:table-cell>
          <table:table-cell table:style-name="ce25" table:formula="of:=QUOTIENT([.$A$17];[.I9])+IF(MOD([.$A$17];[.I9])&gt;0;1;0)" office:value-type="float" office:value="2" calcext:value-type="float">
            <text:p>2</text:p>
          </table:table-cell>
          <table:table-cell table:style-name="ce16" table:formula="of:=[.I9]*[.J9]-[.$A$17]" office:value-type="float" office:value="2" calcext:value-type="float">
            <text:p>2</text:p>
          </table:table-cell>
          <table:table-cell table:style-name="ce26" office:value-type="string" calcext:value-type="string">
            <text:p><text:a xlink:href="http://amzn.com/B01EV70C78" xlink:type="simple">amzn.com/B01EV70C78</text:a></text:p>
          </table:table-cell>
          <table:table-cell table:style-name="ce1" office:value-type="string" calcext:value-type="string">
            <text:p>Electrical connections; avoid soldiering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CR2032 Battery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5.99" calcext:value-type="float">
            <text:p>$5.99</text:p>
          </table:table-cell>
          <table:table-cell table:style-name="ce21" table:formula="of:=[.E10]/[.C10]*[.D10]" office:value-type="float" office:value="0.2995" calcext:value-type="float">
            <text:p>$0.30</text:p>
          </table:table-cell>
          <table:table-cell table:style-name="ce21" table:formula="of:=[.E10]/[.C10]" office:value-type="float" office:value="0.2995" calcext:value-type="float">
            <text:p>$0.3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10]/[.D10]" office:value-type="float" office:value="20" calcext:value-type="float">
            <text:p>20</text:p>
          </table:table-cell>
          <table:table-cell table:style-name="ce25" table:formula="of:=QUOTIENT([.$A$17];[.I10])+IF(MOD([.$A$17];[.I10])&gt;0;1;0)" office:value-type="float" office:value="1" calcext:value-type="float">
            <text:p>1</text:p>
          </table:table-cell>
          <table:table-cell table:style-name="ce16" table:formula="of:=[.I10]*[.J10]-[.$A$17]" office:value-type="float" office:value="10" calcext:value-type="float">
            <text:p>10</text:p>
          </table:table-cell>
          <table:table-cell table:style-name="ce26" office:value-type="string" calcext:value-type="string">
            <text:p><text:a xlink:href="http://amzn.com/B01G1DRQF6" xlink:type="simple">amzn.com/B01G1DRQF6</text:a></text:p>
          </table:table-cell>
          <table:table-cell table:style-name="ce1" office:value-type="string" calcext:value-type="string">
            <text:p>Power for Real Time Clock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Micro SD Memory Card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5" calcext:value-type="float">
            <text:p>$15.00</text:p>
          </table:table-cell>
          <table:table-cell table:style-name="ce21" table:formula="of:=[.E11]/[.C11]*[.D11]" office:value-type="float" office:value="3" calcext:value-type="float">
            <text:p>$3.00</text:p>
          </table:table-cell>
          <table:table-cell table:style-name="ce21" table:formula="of:=[.E11]/[.C11]" office:value-type="float" office:value="3" calcext:value-type="float">
            <text:p>$3.0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11]/[.D11]" office:value-type="float" office:value="5" calcext:value-type="float">
            <text:p>5</text:p>
          </table:table-cell>
          <table:table-cell table:style-name="ce25" table:formula="of:=QUOTIENT([.$A$17];[.I11])+IF(MOD([.$A$17];[.I11])&gt;0;1;0)" office:value-type="float" office:value="2" calcext:value-type="float">
            <text:p>2</text:p>
          </table:table-cell>
          <table:table-cell table:style-name="ce16" table:formula="of:=[.I11]*[.J11]-[.$A$17]" office:value-type="float" office:value="0" calcext:value-type="float">
            <text:p>0</text:p>
          </table:table-cell>
          <table:table-cell table:style-name="ce26" office:value-type="string" calcext:value-type="string">
            <text:p><text:a xlink:href="http://amzn.com/B08KSSX9PH" xlink:type="simple">amzn.com/B08KSSX9PH</text:a></text:p>
          </table:table-cell>
          <table:table-cell table:style-name="ce1" office:value-type="string" calcext:value-type="string">
            <text:p>Records sensor data and connects to computer to get logged data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USB Power Bank Battery 5V</text:p>
          </table:table-cell>
          <table:table-cell table:style-name="ce16" office:value-type="string" calcext:value-type="string">
            <text:p>Amazo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3.99" calcext:value-type="float">
            <text:p>$13.99</text:p>
          </table:table-cell>
          <table:table-cell table:style-name="ce21" table:formula="of:=[.E12]/[.C12]*[.D12]" office:value-type="float" office:value="6.995" calcext:value-type="float">
            <text:p>$7.00</text:p>
          </table:table-cell>
          <table:table-cell table:style-name="ce21" table:formula="of:=[.E12]/[.C12]" office:value-type="float" office:value="6.995" calcext:value-type="float">
            <text:p>$7.0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.C12]/[.D12]" office:value-type="float" office:value="2" calcext:value-type="float">
            <text:p>2</text:p>
          </table:table-cell>
          <table:table-cell table:style-name="ce25" table:formula="of:=QUOTIENT([.$A$17];[.I12])+IF(MOD([.$A$17];[.I12])&gt;0;1;0)" office:value-type="float" office:value="5" calcext:value-type="float">
            <text:p>5</text:p>
          </table:table-cell>
          <table:table-cell table:style-name="ce16" table:formula="of:=[.I12]*[.J12]-[.$A$17]" office:value-type="float" office:value="0" calcext:value-type="float">
            <text:p>0</text:p>
          </table:table-cell>
          <table:table-cell table:style-name="ce26" office:value-type="string" calcext:value-type="string">
            <text:p><text:a xlink:href="http://amzn.com/B08T8TDS8S" xlink:type="simple">amzn.com/B08T8TDS8S</text:a></text:p>
          </table:table-cell>
          <table:table-cell table:style-name="ce1" office:value-type="string" calcext:value-type="string">
            <text:p>Rechargable power supply for Arduino and Sensor, allows for operation without connection to wall socket or computer.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[Optional] 16x2 LCD Display</text:p>
          </table:table-cell>
          <table:table-cell table:style-name="ce16" office:value-type="string" calcext:value-type="string">
            <text:p>Adafruit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table:formula="of:=9.86" office:value-type="float" office:value="9.86" calcext:value-type="float">
            <text:p>$9.86</text:p>
          </table:table-cell>
          <table:table-cell table:style-name="ce21" table:formula="of:=[.E13]/[.C13]*[.D13]" office:value-type="float" office:value="9.86" calcext:value-type="float">
            <text:p>$9.86</text:p>
          </table:table-cell>
          <table:table-cell table:style-name="ce21" table:formula="of:=[.E13]/[.C13]" office:value-type="float" office:value="9.86" calcext:value-type="float">
            <text:p>$9.86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.C13]/[.D13]" office:value-type="float" office:value="1" calcext:value-type="float">
            <text:p>1</text:p>
          </table:table-cell>
          <table:table-cell table:style-name="ce25" table:formula="of:=QUOTIENT([.$A$17];[.I13])+IF(MOD([.$A$17];[.I13])&gt;0;1;0)" office:value-type="float" office:value="10" calcext:value-type="float">
            <text:p>10</text:p>
          </table:table-cell>
          <table:table-cell table:style-name="ce16" table:formula="of:=[.I13]*[.J13]-[.$A$17]" office:value-type="float" office:value="0" calcext:value-type="float">
            <text:p>0</text:p>
          </table:table-cell>
          <table:table-cell table:style-name="ce27" office:value-type="string" calcext:value-type="string">
            <text:p><text:a xlink:href="http://www.adafruit.com/product/1447" xlink:type="simple">www.adafruit.com/product/1447</text:a></text:p>
          </table:table-cell>
          <table:table-cell table:style-name="ce1" office:value-type="string" calcext:value-type="string">
            <text:p>Display to show current reading without connecting to computer. Optional because sensor functions without this part but students may find it helpful to have instant feedback. Bulk Discount $9.86 for 10-99, $8.76 for 100+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Small Box</text:p>
          </table:table-cell>
          <table:table-cell table:style-name="ce16" office:value-type="string" calcext:value-type="string">
            <text:p>DIY / Maker Lab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$0.00</text:p>
          </table:table-cell>
          <table:table-cell table:style-name="ce21" table:formula="of:=[.E14]/[.C14]*[.D14]" office:value-type="float" office:value="0" calcext:value-type="float">
            <text:p>$0.00</text:p>
          </table:table-cell>
          <table:table-cell table:style-name="ce21" table:formula="of:=[.E14]/[.C14]" office:value-type="float" office:value="0" calcext:value-type="float">
            <text:p>$0.0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.C14]/[.D14]" office:value-type="float" office:value="1" calcext:value-type="float">
            <text:p>1</text:p>
          </table:table-cell>
          <table:table-cell table:style-name="ce25" table:formula="of:=QUOTIENT([.$A$17];[.I14])+IF(MOD([.$A$17];[.I14])&gt;0;1;0)" office:value-type="float" office:value="10" calcext:value-type="float">
            <text:p>10</text:p>
          </table:table-cell>
          <table:table-cell table:style-name="ce16" table:formula="of:=[.I14]*[.J14]-[.$A$17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Housing to protect sensor and components. 3D print or build out of cardboard. May also cut holes in small (~12*10*4cm) cardboard box. Design may vary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1">
          <table:table-cell table:style-name="ce24" office:value-type="string" calcext:value-type="string">
            <office:annotation draw:style-name="gr3" draw:text-style-name="P2" svg:width="320.6pt" svg:height="42.72pt" svg:x="192.19pt" svg:y="259.51pt" draw:caption-point-x="-11.54pt" draw:caption-point-y="-22.99pt">
              <dc:date>2022-01-08T00:00:00</dc:date>
              <text:p text:style-name="P1">Quantity and price values will auto-update depending on the number of sensors</text:p>
              <text:p text:style-name="P1"><text:tab/>-Brian Woo-Shem</text:p>
            </office:annotation>
            <text:p>ENTER number of sensors below: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Cost Per Sensor</text:p>
          </table:table-cell>
          <table:covered-table-cell/>
          <table:table-cell table:style-name="ce22" table:formula="of:=SUM([.F3:.F14])" office:value-type="float" office:value="87.42283333" calcext:value-type="float">
            <text:p>$87.42</text:p>
          </table:table-cell>
          <table:table-cell table:style-name="ce23" table:number-columns-repeated="5"/>
          <table:table-cell/>
          <table:table-cell table:style-name="ce1" office:value-type="string" calcext:value-type="string">
            <text:p>Complete Sensor</text:p>
          </table:table-cell>
          <table:table-cell table:number-columns-repeated="1011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Cost of Required Components</text:p>
          </table:table-cell>
          <table:covered-table-cell/>
          <table:table-cell table:style-name="ce22" table:formula="of:=SUMPRODUCT([.F3:.F14]*[.H3:.H14])" office:value-type="float" office:value="70.56783333" calcext:value-type="float">
            <text:p>$70.57</text:p>
          </table:table-cell>
          <table:table-cell table:style-name="ce22"/>
          <table:table-cell table:number-columns-repeated="5"/>
          <table:table-cell table:style-name="ce1" office:value-type="string" calcext:value-type="string">
            <text:p>Only the parts needed to get a barebones setup working off of a computer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"/>
          <table:table-cell table:number-columns-repeated="1011"/>
        </table:table-row>
        <table:table-row table:style-name="ro1">
          <table:table-cell table:number-columns-repeated="3"/>
          <table:table-cell table:style-name="ce28" office:value-type="string" calcext:value-type="string" table:number-columns-spanned="2" table:number-rows-spanned="1">
            <text:p>Total Cost</text:p>
          </table:table-cell>
          <table:covered-table-cell/>
          <table:table-cell table:style-name="ce29" table:formula="of:=SUMPRODUCT([.E3:.E14];[.J3:.J14])" office:value-type="float" office:value="898.22" calcext:value-type="float">
            <text:p>$898.22</text:p>
          </table:table-cell>
          <table:table-cell table:number-columns-repeated="6"/>
          <table:table-cell table:style-name="ce1"/>
          <table:table-cell table:number-columns-repeated="1011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2" table:number-rows-spanned="1">
            <text:p>Extra Part Value</text:p>
          </table:table-cell>
          <table:covered-table-cell/>
          <table:table-cell table:style-name="ce22" table:formula="of:=SUMPRODUCT([.G3:.G14];[.K3:.K14])" office:value-type="float" office:value="20.43966667" calcext:value-type="float">
            <text:p>$20.44</text:p>
          </table:table-cell>
          <table:table-cell table:number-columns-repeated="6"/>
          <table:table-cell table:style-name="ce1"/>
          <table:table-cell table:number-columns-repeated="1011"/>
        </table:table-row>
        <table:table-row table:style-name="ro1" table:number-rows-repeated="981">
          <table:table-cell table:number-columns-repeated="12"/>
          <table:table-cell table:style-name="ce1"/>
          <table:table-cell table:number-columns-repeated="101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Unit" style:display-name="PageStyle_1 U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-9_20_Units" style:display-name="PageStyle_2-9 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b__20_Units" style:display-name="PageStyle_10+ Uni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51" meta:object-count="0"/>
    <meta:generator>LibreOfficeDev/6.0.5.2$Linux_X86_64 LibreOffice_project/</meta:generator>
  </office:meta>
</office:document-meta>
</file>